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9b6" officeooo:paragraph-rsid="001699b6"/>
    </style:style>
    <style:style style:name="P2" style:family="paragraph" style:parent-style-name="Standard">
      <style:text-properties officeooo:rsid="001878db" officeooo:paragraph-rsid="001878db"/>
    </style:style>
    <style:style style:name="P3" style:family="paragraph" style:parent-style-name="Standard">
      <style:text-properties officeooo:rsid="001a2fee" officeooo:paragraph-rsid="001a2fee"/>
    </style:style>
    <style:style style:name="P4" style:family="paragraph" style:parent-style-name="Standard">
      <style:text-properties officeooo:rsid="001b71c8" officeooo:paragraph-rsid="001b71c8"/>
    </style:style>
    <style:style style:name="P5" style:family="paragraph" style:parent-style-name="Standard">
      <style:text-properties officeooo:rsid="001caa40" officeooo:paragraph-rsid="001caa40"/>
    </style:style>
    <style:style style:name="P6" style:family="paragraph" style:parent-style-name="Standard">
      <style:text-properties officeooo:rsid="001e2ff2" officeooo:paragraph-rsid="001e2ff2"/>
    </style:style>
    <style:style style:name="P7" style:family="paragraph" style:parent-style-name="Standard">
      <style:text-properties officeooo:rsid="001f6661" officeooo:paragraph-rsid="001f6661"/>
    </style:style>
    <style:style style:name="P8" style:family="paragraph" style:parent-style-name="Standard">
      <style:text-properties officeooo:rsid="00206476" officeooo:paragraph-rsid="00206476"/>
    </style:style>
    <style:style style:name="T1" style:family="text">
      <style:text-properties fo:color="#000000" style:text-underline-style="none"/>
    </style:style>
    <style:style style:name="T2" style:family="text">
      <style:text-properties officeooo:rsid="001a2fee"/>
    </style:style>
    <style:style style:name="T3" style:family="text">
      <style:text-properties officeooo:rsid="001f6661"/>
    </style:style>
    <style:style style:name="T4" style:family="text">
      <style:text-properties officeooo:rsid="002163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apt install openssh-server</text:p>
      <text:p text:style-name="P1"/>
      <text:p text:style-name="P1">ssh <text:a xlink:type="simple" xlink:href="mailto:it-security@192.168.10.14" text:style-name="Internet_20_link" text:visited-style-name="Visited_20_Internet_20_Link"><text:span text:style-name="T1">it-security@192.168.10.14</text:span></text:a></text:p>
      <text:p text:style-name="P1"/>
      <text:p text:style-name="P1">ssh <text:a xlink:type="simple" xlink:href="mailto:it-security@192.168.10.14" text:style-name="Internet_20_link" text:visited-style-name="Visited_20_Internet_20_Link"><text:span text:style-name="T1">it-security@192.168.10.14</text:span></text:a> command z.B.: ifconfig</text:p>
      <text:p text:style-name="P1"/>
      <text:p text:style-name="P2">BEFORE:</text:p>
      <text:p text:style-name="P1">sudo arp -v</text:p>
      <text:p text:style-name="P1">Address <text:s text:c="17"/>HWtype <text:s/>HWaddress <text:s text:c="10"/>Flags Mask <text:s text:c="11"/>Iface</text:p>
      <text:p text:style-name="P1">192.168.10.12 <text:s text:c="11"/>ether <text:s text:c="2"/>6c:0b:84:3c:a4:47 <text:s text:c="2"/>C <text:s text:c="20"/>eno1</text:p>
      <text:p text:style-name="P1">_gateway <text:s text:c="16"/>ether <text:s text:c="2"/>00:1a:8c:6c:4b:88 <text:s text:c="2"/>C <text:s text:c="20"/>eno1</text:p>
      <text:p text:style-name="P1">192.168.10.170 <text:s text:c="10"/>ether <text:s text:c="2"/>00:21:b7:30:f4:f3 <text:s text:c="2"/>C <text:s text:c="20"/>eno1</text:p>
      <text:p text:style-name="P1">192.168.10.14 <text:s text:c="11"/>ether <text:s text:c="2"/>6c:0b:84:3c:a4:3c <text:s text:c="2"/>C <text:s text:c="20"/>eno1</text:p>
      <text:p text:style-name="P1">Entries: 4<text:tab/>Skipped: 0<text:tab/>Found: 4</text:p>
      <text:p text:style-name="P1"/>
      <text:p text:style-name="P2">AFTER:</text:p>
      <text:p text:style-name="P1">arp -v</text:p>
      <text:p text:style-name="P1">Address <text:s text:c="17"/>HWtype <text:s/>HWaddress <text:s text:c="10"/>Flags Mask <text:s text:c="11"/>Iface</text:p>
      <text:p text:style-name="P1">192.168.10.12 <text:s text:c="11"/>ether <text:s text:c="2"/>6c:0b:84:3c:a4:3c <text:s text:c="2"/>C <text:s text:c="20"/>eno1</text:p>
      <text:p text:style-name="P1">_gateway <text:s text:c="16"/>ether <text:s text:c="2"/>00:1a:8c:6c:4b:88 <text:s text:c="2"/>C <text:s text:c="20"/>eno1</text:p>
      <text:p text:style-name="P1">192.168.10.170 <text:s text:c="10"/>ether <text:s text:c="2"/>00:21:b7:30:f4:f3 <text:s text:c="2"/>C <text:s text:c="20"/>eno1</text:p>
      <text:p text:style-name="P1">192.168.10.14 <text:s text:c="11"/>ether <text:s text:c="2"/>6c:0b:84:3c:a4:3c <text:s text:c="2"/>C <text:s text:c="20"/>eno1</text:p>
      <text:p text:style-name="P1">Entries: 4<text:tab/>Skipped: 0<text:tab/>Found: 4</text:p>
      <text:p text:style-name="P1"/>
      <text:p text:style-name="P1">ssh-keygen -t rsa -b 4096 -C "Natty"</text:p>
      <text:p text:style-name="P1">Generating public/private rsa key pair.</text:p>
      <text:p text:style-name="P1">Enter file in which to save the key (/home/it-security/.ssh/id_rsa): <text:s text:c="9"/></text:p>
      <text:p text:style-name="P1">Enter passphrase (empty for no passphrase): </text:p>
      <text:p text:style-name="P1">Enter same passphrase again: </text:p>
      <text:p text:style-name="P1">Your identification has been saved in /home/it-security/.ssh/id_rsa.</text:p>
      <text:p text:style-name="P1">Your public key has been saved in /home/it-security/.ssh/id_rsa.pub.</text:p>
      <text:p text:style-name="P1">The key fingerprint is:</text:p>
      <text:p text:style-name="P1">SHA256:yZAVaxZqN7V84AVzN/5ERXFvax6+Tf9tDrKcxE1lk8E Natty</text:p>
      <text:p text:style-name="P1">The key's randomart image is:</text:p>
      <text:p text:style-name="P1">+---[RSA 4096]----+</text:p>
      <text:p text:style-name="P1">| <text:s text:c="7"/>+.=.o ++B|</text:p>
      <text:p text:style-name="P1">| <text:s text:c="6"/>+ * * o E=|</text:p>
      <text:p text:style-name="P1">| <text:s text:c="5"/>= * + . .o*|</text:p>
      <text:p text:style-name="P1">| <text:s text:c="4"/>. * o . <text:s text:c="2"/>*o|</text:p>
      <text:p text:style-name="P1">| <text:s text:c="7"/>S <text:s text:c="4"/>.+.|</text:p>
      <text:p text:style-name="P1">| <text:s text:c="10"/>. o+ .|</text:p>
      <text:p text:style-name="P1">| <text:s text:c="11"/>+ oo.|</text:p>
      <text:p text:style-name="P1">| <text:s text:c="10"/>o + o*|</text:p>
      <text:p text:style-name="P1">| <text:s text:c="11"/>+ <text:s/>+B|</text:p>
      <text:p text:style-name="P1">+----[SHA256]-----+</text:p>
      <text:p text:style-name="P1"/>
      <text:p text:style-name="P1">cat ~/.ssh/id_rsa.pub</text:p>
      <text:p text:style-name="P1">ssh-rsa AAAAB3NzaC1yc2EAAAADAQABAAACAQDf8FtxCEY1PWuYaf0kmvUBvT9jb4V42vznLN7/NHpf1s9k37oinLAS6dERd7cLgAcq5JRslLhB8H0p4CHANbI+K3/uBqiJmKxvALRX29hG+/mVnz7CQogmd3J70rmRRa7+3fFCjHwpSWGtdiSXJXL3x9hXhnEIzAyvILkUTnrQH1RYNn3c+Qv2oMC/xnygYrs9o+4ypMHiTBXTjujv7MpfUhk61hFsY/<text:soft-page-break/>f9BfT87hzXNylq7YQjPOCcSbZR9QN4ZyUOiAR4X3n2QzBPbGShc8LefPlSey+rOwCBBEPfNmHD81vobFeEFX9Yg6J95KBkbal9pDb6WkJWLRTXLTrDEBp/ZUUUsjca5eT/K2P+T2ZB/NMWdRSTIRYVoTK2tg0utQJ1/D+S+J6vPEmHzFMclzfTBYKQQfYDUpSz9cGM6lTHC4aEbdl0CQz40fq/Kkm4U+V9qZJJnZ2LJws0tmtmbQDqrmUtIEWJlQ3SEMfKPl7tUdD7XxQ884R/cLqe7yUBcaQDfwN/FlclCjiAzJUUfGwcvX3bRmT2UzTLPLxUURkeN0+R90Rjn4WaExY+56iaxA6IeSSSd6Ohe55icCjvRVbvk1a3/EW85ih/xxcRw5uvkxbnkrd9ZGLnglQpLF4gE2ERjnJPf5G0dscZkfch2BKP8E0fRzwn/VBiK23vR4MbWw== Natty</text:p>
      <text:p text:style-name="P1"/>
      <text:p text:style-name="P1">scp /home/it-security/.ssh/id_rsa.pub <text:a xlink:type="simple" xlink:href="mailto:it-security@192.168.10.14" text:style-name="Internet_20_link" text:visited-style-name="Visited_20_Internet_20_Link">it-security@192.168.10.14</text:a>:</text:p>
      <text:p text:style-name="P1"/>
      <text:p text:style-name="P3">Server: sudo mv !!!</text:p>
      <text:p text:style-name="P1"/>
      <text:p text:style-name="P1">ssh-add →<text:span text:style-name="T2"> dann muss man die phrase nicht mehr eingeben</text:span></text:p>
      <text:p text:style-name="P1"/>
      <text:p text:style-name="P2">ssh-copy-id <text:a xlink:type="simple" xlink:href="mailto:sshtest@192.168.10.14" text:style-name="Internet_20_link" text:visited-style-name="Visited_20_Internet_20_Link">sshtest@192.168.10.14</text:a></text:p>
      <text:p text:style-name="P3">einmal passwort eingeben danach ohne möglich</text:p>
      <text:p text:style-name="P3">ssh <text:a xlink:type="simple" xlink:href="mailto:sshtest@192.168.10.14" text:style-name="Internet_20_link" text:visited-style-name="Visited_20_Internet_20_Link">sshtest@192.168.10.14</text:a></text:p>
      <text:p text:style-name="P3"/>
      <text:p text:style-name="P4">RSYNC:</text:p>
      <text:p text:style-name="P3">sudo apt install rsync</text:p>
      <text:p text:style-name="P3">sudo nano test.txt</text:p>
      <text:p text:style-name="P3">rsync test.txt <text:a xlink:type="simple" xlink:href="mailto:sshtest@192.168.10.14" text:style-name="Internet_20_link" text:visited-style-name="Visited_20_Internet_20_Link">sshtest@192.168.10.14</text:a>:/home/sshtest</text:p>
      <text:p text:style-name="P3"/>
      <text:p text:style-name="P5">CRONTAB:</text:p>
      <text:p text:style-name="P5">crontab -e</text:p>
      <text:p text:style-name="P5">crontab -l</text:p>
      <text:p text:style-name="P3">rsync -avz /home/it-security 192.168.10.14:/home/it-security/backup/client</text:p>
      <text:p text:style-name="P3"/>
      <text:p text:style-name="P5">server mit mkdir Verzeichnis backup/client erstellen, chown <text:s/>it-security:it-security /backup -R</text:p>
      <text:p text:style-name="P5"/>
      <text:p text:style-name="P6">SSH-AUDIT:</text:p>
      <text:p text:style-name="P6"/>
      <text:p text:style-name="P5">git clone <text:a xlink:type="simple" xlink:href="https://github.com/arthepsy/ssh-audit" text:style-name="Internet_20_link" text:visited-style-name="Visited_20_Internet_20_Link">https://github.com/arthepsy/ssh-audit</text:a></text:p>
      <text:p text:style-name="P5">./ssh-audit.py -4 -v 192.168.10.14</text:p>
      <text:p text:style-name="P5"/>
      <text:p text:style-name="P5"># general</text:p>
      <text:p text:style-name="P5">(gen) banner: SSH-2.0-OpenSSH_7.6p1 Ubuntu-4ubuntu0.3</text:p>
      <text:p text:style-name="P5">(gen) software: OpenSSH 7.6p1</text:p>
      <text:p text:style-name="P5">(gen) compatibility: OpenSSH 7.3+, Dropbear SSH 2016.73+</text:p>
      <text:p text:style-name="P5">(gen) compression: enabled (zlib@openssh.com)</text:p>
      <text:p text:style-name="P5"/>
      <text:p text:style-name="P5"># key exchange algorithms</text:p>
      <text:p text:style-name="P5">(kex) curve25519-sha256 <text:s text:c="20"/>-- [warn] unknown algorithm</text:p>
      <text:p text:style-name="P5">(kex) curve25519-sha256@libssh.org <text:s text:c="9"/>-- [info] available since OpenSSH 6.5, Dropbear SSH 2013.62</text:p>
      <text:p text:style-name="P5">(kex) ecdh-sha2-nistp256 <text:s text:c="19"/>-- [fail] using weak elliptic curves</text:p>
      <text:p text:style-name="P5">(kex) ecdh-sha2-nistp256 <text:s text:c="19"/>-- [info] available since OpenSSH 5.7, Dropbear SSH 2013.62</text:p>
      <text:p text:style-name="P5">(kex) ecdh-sha2-nistp384 <text:s text:c="19"/>-- [fail] using weak elliptic curves</text:p>
      <text:p text:style-name="P5"><text:soft-page-break/>(kex) ecdh-sha2-nistp384 <text:s text:c="19"/>-- [info] available since OpenSSH 5.7, Dropbear SSH 2013.62</text:p>
      <text:p text:style-name="P5">(kex) ecdh-sha2-nistp521 <text:s text:c="19"/>-- [fail] using weak elliptic curves</text:p>
      <text:p text:style-name="P5">(kex) ecdh-sha2-nistp521 <text:s text:c="19"/>-- [info] available since OpenSSH 5.7, Dropbear SSH 2013.62</text:p>
      <text:p text:style-name="P5">(kex) diffie-hellman-group-exchange-sha256 <text:s/>-- [warn] using custom size modulus (possibly weak)</text:p>
      <text:p text:style-name="P5">(kex) diffie-hellman-group-exchange-sha256 <text:s/>-- [info] available since OpenSSH 4.4</text:p>
      <text:p text:style-name="P5">(kex) diffie-hellman-group16-sha512 <text:s text:c="8"/>-- [info] available since OpenSSH 7.3, Dropbear SSH 2016.73</text:p>
      <text:p text:style-name="P5">(kex) diffie-hellman-group18-sha512 <text:s text:c="8"/>-- [info] available since OpenSSH 7.3</text:p>
      <text:p text:style-name="P5">(kex) diffie-hellman-group14-sha256 <text:s text:c="8"/>-- [info] available since OpenSSH 7.3, Dropbear SSH 2016.73</text:p>
      <text:p text:style-name="P5">(kex) diffie-hellman-group14-sha1 <text:s text:c="10"/>-- [warn] using weak hashing algorithm</text:p>
      <text:p text:style-name="P5">(kex) diffie-hellman-group14-sha1 <text:s text:c="10"/>-- [info] available since OpenSSH 3.9, Dropbear SSH 0.53</text:p>
      <text:p text:style-name="P5"/>
      <text:p text:style-name="P5"># host-key algorithms</text:p>
      <text:p text:style-name="P5">(key) ssh-rsa <text:s text:c="30"/>-- [info] available since OpenSSH 2.5.0, Dropbear SSH 0.28</text:p>
      <text:p text:style-name="P5">(key) rsa-sha2-512 <text:s text:c="25"/>-- [info] available since OpenSSH 7.2</text:p>
      <text:p text:style-name="P5">(key) rsa-sha2-256 <text:s text:c="25"/>-- [info] available since OpenSSH 7.2</text:p>
      <text:p text:style-name="P5">(key) ecdsa-sha2-nistp256 <text:s text:c="18"/>-- [fail] using weak elliptic curves</text:p>
      <text:p text:style-name="P5">(key) ecdsa-sha2-nistp256 <text:s text:c="18"/>-- [warn] using weak random number generator could reveal the key</text:p>
      <text:p text:style-name="P5">(key) ecdsa-sha2-nistp256 <text:s text:c="18"/>-- [info] available since OpenSSH 5.7, Dropbear SSH 2013.62</text:p>
      <text:p text:style-name="P5">(key) ssh-ed25519 <text:s text:c="26"/>-- [info] available since OpenSSH 6.5</text:p>
      <text:p text:style-name="P5"/>
      <text:p text:style-name="P5"># encryption algorithms (ciphers)</text:p>
      <text:p text:style-name="P5">(enc) chacha20-poly1305@openssh.com <text:s text:c="8"/>-- [info] available since OpenSSH 6.5</text:p>
      <text:p text:style-name="P5">(enc) chacha20-poly1305@openssh.com <text:s text:c="8"/>-- [info] default cipher since OpenSSH 6.9.</text:p>
      <text:p text:style-name="P5">(enc) aes128-ctr <text:s text:c="27"/>-- [info] available since OpenSSH 3.7, Dropbear SSH 0.52</text:p>
      <text:p text:style-name="P5">(enc) aes192-ctr <text:s text:c="27"/>-- [info] available since OpenSSH 3.7</text:p>
      <text:p text:style-name="P5">(enc) aes256-ctr <text:s text:c="27"/>-- [info] available since OpenSSH 3.7, Dropbear SSH 0.52</text:p>
      <text:p text:style-name="P5">(enc) aes128-gcm@openssh.com <text:s text:c="15"/>-- [info] available since OpenSSH 6.2</text:p>
      <text:p text:style-name="P5">(enc) aes256-gcm@openssh.com <text:s text:c="15"/>-- [info] available since OpenSSH 6.2</text:p>
      <text:p text:style-name="P5"/>
      <text:p text:style-name="P5"># message authentication code algorithms</text:p>
      <text:p text:style-name="P5">(mac) umac-64-etm@openssh.com <text:s text:c="14"/>-- [warn] using small 64-bit tag size</text:p>
      <text:p text:style-name="P5">(mac) umac-64-etm@openssh.com <text:s text:c="14"/>-- [info] available since OpenSSH 6.2</text:p>
      <text:p text:style-name="P5">(mac) umac-128-etm@openssh.com <text:s text:c="13"/>-- [info] available since OpenSSH 6.2</text:p>
      <text:p text:style-name="P5">(mac) hmac-sha2-256-etm@openssh.com <text:s text:c="8"/>-- [info] available since OpenSSH 6.2</text:p>
      <text:p text:style-name="P5">(mac) hmac-sha2-512-etm@openssh.com <text:s text:c="8"/>-- [info] available since OpenSSH 6.2</text:p>
      <text:p text:style-name="P5">(mac) hmac-sha1-etm@openssh.com <text:s text:c="12"/>-- [warn] using weak hashing algorithm</text:p>
      <text:p text:style-name="P5">(mac) hmac-sha1-etm@openssh.com <text:s text:c="12"/>-- [info] available since OpenSSH 6.2</text:p>
      <text:p text:style-name="P5">(mac) umac-64@openssh.com <text:s text:c="18"/>-- [warn] using encrypt-and-MAC mode</text:p>
      <text:p text:style-name="P5">(mac) umac-64@openssh.com <text:s text:c="18"/>-- [warn] using small 64-bit tag size</text:p>
      <text:p text:style-name="P5">(mac) umac-64@openssh.com <text:s text:c="18"/>-- [info] available since OpenSSH 4.7</text:p>
      <text:p text:style-name="P5">(mac) umac-128@openssh.com <text:s text:c="17"/>-- [warn] using encrypt-and-MAC mode</text:p>
      <text:p text:style-name="P5">(mac) umac-128@openssh.com <text:s text:c="17"/>-- [info] available since OpenSSH 6.2</text:p>
      <text:p text:style-name="P5">(mac) hmac-sha2-256 <text:s text:c="24"/>-- [warn] using encrypt-and-MAC mode</text:p>
      <text:p text:style-name="P5">(mac) hmac-sha2-256 <text:s text:c="24"/>-- [info] available since OpenSSH 5.9, Dropbear SSH 2013.56</text:p>
      <text:p text:style-name="P5">(mac) hmac-sha2-512 <text:s text:c="24"/>-- [warn] using encrypt-and-MAC mode</text:p>
      <text:p text:style-name="P5">(mac) hmac-sha2-512 <text:s text:c="24"/>-- [info] available since OpenSSH 5.9, Dropbear SSH 2013.56</text:p>
      <text:p text:style-name="P5"><text:soft-page-break/>(mac) hmac-sha1 <text:s text:c="28"/>-- [warn] using encrypt-and-MAC mode</text:p>
      <text:p text:style-name="P5">(mac) hmac-sha1 <text:s text:c="28"/>-- [warn] using weak hashing algorithm</text:p>
      <text:p text:style-name="P5">(mac) hmac-sha1 <text:s text:c="28"/>-- [info] available since OpenSSH 2.1.0, Dropbear SSH 0.28</text:p>
      <text:p text:style-name="P5"/>
      <text:p text:style-name="P5"># algorithm recommendations (for OpenSSH 7.6)</text:p>
      <text:p text:style-name="P5">(rec) -ecdh-sha2-nistp521 <text:s text:c="18"/>-- kex algorithm to remove </text:p>
      <text:p text:style-name="P5">(rec) -ecdh-sha2-nistp384 <text:s text:c="18"/>-- kex algorithm to remove </text:p>
      <text:p text:style-name="P5">(rec) -diffie-hellman-group14-sha1 <text:s text:c="9"/>-- kex algorithm to remove </text:p>
      <text:p text:style-name="P5">(rec) -ecdh-sha2-nistp256 <text:s text:c="18"/>-- kex algorithm to remove </text:p>
      <text:p text:style-name="P5">(rec) -diffie-hellman-group-exchange-sha256 -- kex algorithm to remove </text:p>
      <text:p text:style-name="P5">(rec) -ecdsa-sha2-nistp256 <text:s text:c="17"/>-- key algorithm to remove </text:p>
      <text:p text:style-name="P5">(rec) -hmac-sha2-512 <text:s text:c="23"/>-- mac algorithm to remove </text:p>
      <text:p text:style-name="P5">(rec) -umac-128@openssh.com <text:s text:c="16"/>-- mac algorithm to remove </text:p>
      <text:p text:style-name="P5">(rec) -hmac-sha2-256 <text:s text:c="23"/>-- mac algorithm to remove </text:p>
      <text:p text:style-name="P5">(rec) -umac-64@openssh.com <text:s text:c="17"/>-- mac algorithm to remove </text:p>
      <text:p text:style-name="P5">(rec) -hmac-sha1 <text:s text:c="27"/>-- mac algorithm to remove </text:p>
      <text:p text:style-name="P5">(rec) -hmac-sha1-etm@openssh.com <text:s text:c="11"/>-- mac algorithm to remove </text:p>
      <text:p text:style-name="P5">(rec) -umac-64-etm@openssh.com <text:s text:c="13"/>-- mac algorithm to remove </text:p>
      <text:p text:style-name="P5"/>
      <text:p text:style-name="P5"/>
      <text:p text:style-name="P5">sudo nano /etc/ssh/ssh<text:span text:style-name="T3">d</text:span>_config</text:p>
      <text:p text:style-name="P7">Add: </text:p>
      <text:p text:style-name="P7">KexAlgorithms <text:a xlink:type="simple" xlink:href="mailto:curve25519-sha256@libssh.org" text:style-name="Internet_20_link" text:visited-style-name="Visited_20_Internet_20_Link">curve25519-sha256@libssh.org</text:a></text:p>
      <text:p text:style-name="P8">HostKey <text:span text:style-name="T4">ecdsa auskommentier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0:00:50.297993957</meta:creation-date>
    <dc:date>2019-04-11T13:09:33.695072974</dc:date>
    <meta:editing-duration>PT6M2S</meta:editing-duration>
    <meta:editing-cycles>1</meta:editing-cycles>
    <meta:document-statistic meta:table-count="0" meta:image-count="0" meta:object-count="0" meta:page-count="4" meta:paragraph-count="135" meta:word-count="826" meta:character-count="8649" meta:non-whitespace-character-count="6456"/>
    <meta:generator>LibreOffice/6.0.7.3$Linux_X86_64 LibreOffice_project/00m0$Build-3</meta:generator>
  </office:meta>
</office:document-meta>
</file>